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Block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 Cover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office:value-type="string" calcext:value-type="string">
            <text:p>Not Start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Not Star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office:value-type="string" calcext:value-type="string">
            <text:p>Not Star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office:value-type="string" calcext:value-type="string">
            <text:p>Not Star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office:value-type="string" calcext:value-type="string">
            <text:p>Not Sta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6.3$Linux_x86 LibreOffice_project/420m0$Build-3</meta:generator>
    <dc:date>2014-11-04T22:13:29.197737564</dc:date>
    <meta:editing-duration>PT1H6M58S</meta:editing-duration>
    <meta:editing-cycles>9</meta:editing-cycles>
    <meta:document-statistic meta:table-count="1" meta:cell-count="65" meta:object-count="0"/>
  </office:meta>
</office:document-meta>
</file>